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99ff99" fo:wrap-option="wrap" style:vertical-align="middl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cc00" fo:wrap-option="wrap" style:vertical-align="middle"/>
    </style:style>
    <style:style style:name="ce9" style:family="table-cell" style:parent-style-name="Default">
      <style:table-cell-properties fo:background-color="#ff99ff" fo:wrap-option="wrap" style:vertical-align="middle"/>
    </style:style>
    <style:style style:name="ce10" style:family="table-cell" style:parent-style-name="Default">
      <style:table-cell-properties fo:background-color="#00ccff" fo:wrap-option="wrap"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23.1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<text:a xlink:href="https://www.wgu.edu/landing/q4-2018-it" xlink:type="simple">WGU Computer Science</text:a> major areas of study: A comparison.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Majors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3" office:value-type="string" calcext:value-type="string">
            <office:annotation draw:style-name="gr1" draw:text-style-name="P2" svg:width="82.18pt" svg:height="72.88pt" svg:x="290.38pt" svg:y="0pt" draw:caption-point-x="-17.29pt" draw:caption-point-y="38.66pt">
              <dc:date>2018-04-18T00:00:00</dc:date>
              <text:p text:style-name="P1">At least 12 competency units per 6-month term (A course is usually 3 or 4 units.)</text:p>
            </office:annotation>
            <text:p>Computer Science</text:p>
          </table:table-cell>
          <table:table-cell table:style-name="ce8" office:value-type="string" calcext:value-type="string">
            <office:annotation draw:style-name="gr2" draw:text-style-name="P2" svg:width="82.18pt" svg:height="50.49pt" svg:x="430.1pt" svg:y="0pt" draw:caption-point-x="-17.29pt" draw:caption-point-y="38.66pt">
              <dc:date>2018-04-18T00:00:00</dc:date>
              <text:p text:style-name="P1">At least 12 competency units per 6-month term.</text:p>
            </office:annotation>
            <text:p>Cybersecurity and Information Assurance</text:p>
          </table:table-cell>
          <table:table-cell table:style-name="ce9" office:value-type="string" calcext:value-type="string">
            <text:p>Data Management / Data Analytics</text:p>
          </table:table-cell>
          <table:table-cell table:style-name="ce3" office:value-type="string" calcext:value-type="string">
            <text:p>Information Technology</text:p>
          </table:table-cell>
          <table:table-cell table:style-name="ce8" office:value-type="string" calcext:value-type="string">
            <text:p>Cloud and Systems Administration</text:p>
          </table:table-cell>
          <table:table-cell table:style-name="ce8" office:value-type="string" calcext:value-type="string">
            <text:p>Network Operations and Security</text:p>
          </table:table-cell>
          <table:table-cell table:style-name="ce9" office:value-type="string" calcext:value-type="string">
            <text:p>Software Development</text:p>
          </table:table-cell>
          <table:table-cell table:style-name="ce10" office:value-type="string" calcext:value-type="string">
            <text:p>Health Information Management</text:p>
          </table:table-cell>
          <table:table-cell table:style-name="ce10" office:value-type="string" calcext:value-type="string">
            <text:p>Business -- Information Technology Management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wgu.edu/online-it-degrees/computer-science.html" xlink:type="simple">C.S.</text:a></text:p>
          </table:table-cell>
          <table:table-cell office:value-type="string" calcext:value-type="string">
            <text:p><text:a xlink:href="https://www.wgu.edu/online-it-degrees/cybersecurity-information-assurance-bachelors-program.html" xlink:type="simple">InfoSec</text:a></text:p>
          </table:table-cell>
          <table:table-cell office:value-type="string" calcext:value-type="string">
            <text:p><text:a xlink:href="https://www.wgu.edu/online-it-degrees/data-management-analytics-bachelors-program.html" xlink:type="simple">DM/DA</text:a></text:p>
          </table:table-cell>
          <table:table-cell office:value-type="string" calcext:value-type="string">
            <text:p><text:a xlink:href="https://www.wgu.edu/online-it-degrees/information-technology-bachelors-program.html" xlink:type="simple">I.T.</text:a></text:p>
          </table:table-cell>
          <table:table-cell office:value-type="string" calcext:value-type="string">
            <text:p><text:a xlink:href="https://www.wgu.edu/online-it-degrees/systems-cloud-administration-bachelors-program.html" xlink:type="simple">Cloud and SA</text:a></text:p>
          </table:table-cell>
          <table:table-cell office:value-type="string" calcext:value-type="string">
            <text:p><text:a xlink:href="https://www.wgu.edu/online-it-degrees/network-administration-information-technology-security-bachelors-program.html" xlink:type="simple">NetOpSec</text:a></text:p>
          </table:table-cell>
          <table:table-cell office:value-type="string" calcext:value-type="string">
            <text:p><text:a xlink:href="https://www.wgu.edu/online-it-degrees/software-development-bachelors-program.html" xlink:type="simple">SW Dev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HIM</text:a></text:p>
          </table:table-cell>
          <table:table-cell office:value-type="string" calcext:value-type="string">
            <text:p><text:a xlink:href="https://www.wgu.edu/online-business-degrees/it-information-technology-management-bachelors-program.html" xlink:type="simple">BIT Mgmt</text:a></text:p>
          </table:table-cell>
        </table:table-row>
        <table:table-row table:style-name="ro1">
          <table:table-cell/>
          <table:table-cell office:value-type="string" calcext:value-type="string">
            <text:p>Related1</text:p>
          </table:table-cell>
          <table:table-cell office:value-type="string" calcext:value-type="string">
            <text:p>BS SW Dev</text:p>
          </table:table-cell>
          <table:table-cell table:number-columns-repeated="3" office:value-type="string" calcext:value-type="string">
            <text:p>BS BIT Mgmt</text:p>
          </table:table-cell>
          <table:table-cell office:value-type="string" calcext:value-type="string">
            <text:p>BS NetOpSec</text:p>
          </table:table-cell>
          <table:table-cell office:value-type="string" calcext:value-type="string">
            <text:p>BS BIT Mgmt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<text:a xlink:href="https://www.wgu.edu/online-business-degrees/healthcare-management-bachelors-program.html" xlink:type="simple">BS Bus. - Healthcare Mgmt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BS HIM via Nursing</text:a></text:p>
          </table:table-cell>
        </table:table-row>
        <table:table-row table:style-name="ro1">
          <table:table-cell/>
          <table:table-cell office:value-type="string" calcext:value-type="string">
            <text:p>Related2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</text:p>
          </table:table-cell>
          <table:table-cell office:value-type="string" calcext:value-type="string">
            <text:p>BS CS</text:p>
          </table:table-cell>
          <table:table-cell office:value-type="string" calcext:value-type="string">
            <text:p>BS InfoSec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s</text:p>
          </table:table-cell>
          <table:table-cell office:value-type="string" calcext:value-type="string">
            <text:p><text:a xlink:href="https://www.wgu.edu/online-business-degrees/business-management-bachelors-program.html" xlink:type="simple">BS Business Mgmt</text:a></text:p>
          </table:table-cell>
        </table:table-row>
        <table:table-row table:style-name="ro1">
          <table:table-cell/>
          <table:table-cell office:value-type="string" calcext:value-type="string">
            <text:p>Related3</text:p>
          </table:table-cell>
          <table:table-cell office:value-type="string" calcext:value-type="string">
            <text:p>BS Cloud and SA</text:p>
          </table:table-cell>
          <table:table-cell office:value-type="string" calcext:value-type="string">
            <text:p>Masters program</text:p>
          </table:table-cell>
          <table:table-cell/>
          <table:table-cell table:number-columns-repeated="2" office:value-type="string" calcext:value-type="string">
            <text:p>Masters program</text:p>
          </table:table-cell>
          <table:table-cell/>
          <table:table-cell office:value-type="string" calcext:value-type="string">
            <text:p>BS 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rsesQty</text:p>
          </table:table-cell>
          <table:table-cell table:formula="of:=COUNTA([.C10:.C83])" office:value-type="float" office:value="34" calcext:value-type="float">
            <text:p>34</text:p>
          </table:table-cell>
          <table:table-cell table:formula="of:=COUNTA([.D10:.D83])" office:value-type="float" office:value="34" calcext:value-type="float">
            <text:p>34</text:p>
          </table:table-cell>
          <table:table-cell table:formula="of:=COUNTA([.E10:.E83])" office:value-type="float" office:value="35" calcext:value-type="float">
            <text:p>35</text:p>
          </table:table-cell>
          <table:table-cell table:formula="of:=COUNTA([.F10:.F83])" office:value-type="float" office:value="35" calcext:value-type="float">
            <text:p>35</text:p>
          </table:table-cell>
          <table:table-cell table:formula="of:=COUNTA([.G10:.G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82.18pt" svg:height="28.09pt" svg:x="86.68pt" svg:y="83.71pt" draw:caption-point-x="-17.29pt" draw:caption-point-y="42.8pt">
              <dc:date>2018-04-18T00:00:00</dc:date>
              <text:p text:style-name="P1">General Education</text:p>
            </office:annotation>
            <text:p>GenEd</text:p>
          </table:table-cell>
          <table:table-cell office:value-type="string" calcext:value-type="string">
            <text:p>GE1</text:p>
          </table:table-cell>
          <table:table-cell office:value-type="string" calcext:value-type="string">
            <text:p>Ethics in Technolo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2</text:p>
          </table:table-cell>
          <table:table-cell table:number-columns-repeated="4" office:value-type="string" calcext:value-type="string">
            <text:p>Intro. To Geograph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3</text:p>
          </table:table-cell>
          <table:table-cell table:number-columns-repeated="4" office:value-type="string" calcext:value-type="string">
            <text:p>English Comp.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4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122.12pt" draw:caption-point-x="-17.29pt" draw:caption-point-y="42.8pt">
              <dc:date>2018-04-18T00:00:00</dc:date>
              <text:p text:style-name="P1">Prereq: English Composition 1.</text:p>
            </office:annotation>
            <text:p>English Comp. 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709.48pt" svg:y="122.12pt" draw:caption-point-x="-17.29pt" draw:caption-point-y="42.8pt">
              <dc:date>2018-04-18T00:00:00</dc:date>
              <text:p text:style-name="P1">Prereq: English Composition 1.</text:p>
            </office:annotation>
            <text:p>English Comp.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5</text:p>
          </table:table-cell>
          <table:table-cell table:number-columns-repeated="4" office:value-type="string" calcext:value-type="string">
            <text:p>Intro. To Communic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6</text:p>
          </table:table-cell>
          <table:table-cell office:value-type="string" calcext:value-type="string">
            <text:p>Survey of US Const. and Govt.</text:p>
          </table:table-cell>
          <table:table-cell/>
          <table:table-cell office:value-type="string" calcext:value-type="string">
            <text:p>Survey of US Const. and Gov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7</text:p>
          </table:table-cell>
          <table:table-cell table:number-columns-repeated="4" office:value-type="string" calcext:value-type="string">
            <text:p>Intro. To Prob. and Statist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8</text:p>
          </table:table-cell>
          <table:table-cell office:value-type="string" calcext:value-type="string">
            <text:p>Intro. To Humanities</text:p>
          </table:table-cell>
          <table:table-cell/>
          <table:table-cell table:number-columns-repeated="2" office:value-type="string" calcext:value-type="string">
            <text:p>Intro. To Humaniti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9</text:p>
          </table:table-cell>
          <table:table-cell/>
          <table:table-cell table:number-columns-repeated="3" office:value-type="string" calcext:value-type="string">
            <text:p>Critical Thinking and Log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10</text:p>
          </table:table-cell>
          <table:table-cell/>
          <table:table-cell table:number-columns-repeated="3" office:value-type="string" calcext:value-type="string">
            <text:p>Intermediate Algeb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11</text:p>
          </table:table-cell>
          <table:table-cell/>
          <table:table-cell table:number-columns-repeated="3" office:value-type="string" calcext:value-type="string">
            <text:p>College Algeb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12</text:p>
          </table:table-cell>
          <table:table-cell table:style-name="ce4" office:value-type="string" calcext:value-type="string">
            <office:annotation draw:style-name="gr4" draw:text-style-name="P2" svg:width="82.18pt" svg:height="16.89pt" svg:x="290.38pt" svg:y="224.5pt" draw:caption-point-x="-17.29pt" draw:caption-point-y="42.8pt">
              <dc:date>2018-04-18T00:00:00</dc:date>
              <text:p text:style-name="P1">Test in required.</text:p>
            </office:annotation>
            <text:p>Calculu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3</text:p>
          </table:table-cell>
          <table:table-cell table:style-name="ce5" office:value-type="string" calcext:value-type="string">
            <office:annotation draw:style-name="gr4" draw:text-style-name="P2" svg:width="82.18pt" svg:height="16.89pt" svg:x="290.38pt" svg:y="237.32pt" draw:caption-point-x="-17.29pt" draw:caption-point-y="42.8pt">
              <dc:date>2018-04-18T00:00:00</dc:date>
              <text:p text:style-name="P1">Prereq: Calculus</text:p>
            </office:annotation>
            <text:p>Discrete Mathematic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4</text:p>
          </table:table-cell>
          <table:table-cell table:style-name="ce6" office:value-type="string" calcext:value-type="string">
            <office:annotation draw:style-name="gr3" draw:text-style-name="P2" svg:width="82.18pt" svg:height="28.09pt" svg:x="290.38pt" svg:y="250.13pt" draw:caption-point-x="-17.29pt" draw:caption-point-y="42.8pt">
              <dc:date>2018-04-18T00:00:00</dc:date>
              <text:p text:style-name="P1">Prereq: Discrete Mathematics 1</text:p>
            </office:annotation>
            <text:p>Discrete Mathematic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5</text:p>
          </table:table-cell>
          <table:table-cell table:number-columns-repeated="3"/>
          <table:table-cell office:value-type="string" calcext:value-type="string">
            <text:p>Finite Mathema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275.73pt" draw:caption-point-x="-17.29pt" draw:caption-point-y="42.8pt">
              <dc:date>2018-04-18T00:00:00</dc:date>
              <text:p text:style-name="P1">Computer Science</text:p>
            </office:annotation>
            <text:p>CompSci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omputer Archite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2</text:p>
          </table:table-cell>
          <table:table-cell table:style-name="ce4" office:value-type="string" calcext:value-type="string">
            <office:annotation draw:style-name="gr5" draw:text-style-name="P2" svg:width="82.18pt" svg:height="28.09pt" svg:x="290.38pt" svg:y="288.51pt" draw:caption-point-x="-17.29pt" draw:caption-point-y="42.8pt">
              <dc:date>2018-04-18T00:00:00</dc:date>
              <text:p text:style-name="P1">Prereq: Software 1</text:p>
            </office:annotation>
            <text:p>Data Structures and Algorithm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3</text:p>
          </table:table-cell>
          <table:table-cell table:style-name="ce5" office:value-type="string" calcext:value-type="string">
            <office:annotation draw:style-name="gr6" draw:text-style-name="P2" svg:width="82.18pt" svg:height="61.68pt" svg:x="290.38pt" svg:y="301.32pt" draw:caption-point-x="-17.29pt" draw:caption-point-y="42.8pt">
              <dc:date>2018-04-18T00:00:00</dc:date>
              <text:p text:style-name="P1">Prereqs: Data Structures and Algorithms 1; Discrete Mathematics 2.</text:p>
            </office:annotation>
            <text:p>Data Structures and Algorithm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4</text:p>
          </table:table-cell>
          <table:table-cell table:style-name="ce6" office:value-type="string" calcext:value-type="string">
            <office:annotation draw:style-name="gr1" draw:text-style-name="P2" svg:width="82.18pt" svg:height="72.88pt" svg:x="290.38pt" svg:y="314.11pt" draw:caption-point-x="-17.29pt" draw:caption-point-y="42.8pt">
              <dc:date>2018-04-18T00:00:00</dc:date>
              <text:p text:style-name="P1">Prereqs: <text:s/>Intro. to Probability and Statistics; Data Structures and Algorithms 2.</text:p>
            </office:annotation>
            <text:p>Intro. To Artificial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326.92pt" draw:caption-point-x="-17.29pt" draw:caption-point-y="42.8pt">
              <dc:date>2018-04-18T00:00:00</dc:date>
              <text:p text:style-name="P1">General Science Content</text:p>
            </office:annotation>
            <text:p>GenSci</text:p>
          </table:table-cell>
          <table:table-cell office:value-type="string" calcext:value-type="string">
            <text:p>GS1</text:p>
          </table:table-cell>
          <table:table-cell table:number-columns-repeated="2" office:value-type="string" calcext:value-type="string">
            <text:p>Natural Science L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S2</text:p>
          </table:table-cell>
          <table:table-cell table:number-columns-repeated="4" office:value-type="string" calcext:value-type="string">
            <text:p>Integrated Physical Sci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352.52pt" draw:caption-point-x="-17.29pt" draw:caption-point-y="42.8pt">
              <dc:date>2018-04-18T00:00:00</dc:date>
              <text:p text:style-name="P1">IT Fundamentals</text:p>
            </office:annotation>
            <text:p>ITFund</text:p>
          </table:table-cell>
          <table:table-cell office:value-type="string" calcext:value-type="string">
            <text:p>ITF1</text:p>
          </table:table-cell>
          <table:table-cell table:number-columns-repeated="4" office:value-type="string" calcext:value-type="string">
            <text:p>Intro. To 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F2</text:p>
          </table:table-cell>
          <table:table-cell/>
          <table:table-cell office:value-type="string" calcext:value-type="string">
            <office:annotation draw:style-name="gr5" draw:text-style-name="P2" svg:width="82.18pt" svg:height="28.09pt" svg:x="430.1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3" draw:text-style-name="P2" svg:width="82.18pt" svg:height="28.09pt" svg:x="569.79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3" draw:text-style-name="P2" svg:width="82.18pt" svg:height="28.09pt" svg:x="709.48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F3</text:p>
          </table:table-cell>
          <table:table-cell/>
          <table:table-cell office:value-type="string" calcext:value-type="string">
            <office:annotation draw:style-name="gr5" draw:text-style-name="P2" svg:width="82.18pt" svg:height="28.09pt" svg:x="430.1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3" draw:text-style-name="P2" svg:width="82.18pt" svg:height="28.09pt" svg:x="569.79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3" draw:text-style-name="P2" svg:width="82.18pt" svg:height="28.09pt" svg:x="709.48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390.93pt" draw:caption-point-x="-17.29pt" draw:caption-point-y="42.8pt">
              <dc:date>2018-04-18T00:00:00</dc:date>
              <text:p text:style-name="P1">Web Development</text:p>
            </office:annotation>
            <text:p>WebDev</text:p>
          </table:table-cell>
          <table:table-cell office:value-type="string" calcext:value-type="string">
            <text:p>WD1</text:p>
          </table:table-cell>
          <table:table-cell office:value-type="string" calcext:value-type="string">
            <office:annotation draw:style-name="gr8" draw:text-style-name="P2" svg:width="82.18pt" svg:height="39.29pt" svg:x="290.38pt" svg:y="390.93pt" draw:caption-point-x="-17.29pt" draw:caption-point-y="42.8pt">
              <dc:date>2018-04-18T00:00:00</dc:date>
              <text:p text:style-name="P1">CIW Site Dev Associate cert prep.</text:p>
            </office:annotation>
            <text:p>Web Development Foundations</text:p>
          </table:table-cell>
          <table:table-cell office:value-type="string" calcext:value-type="string">
            <office:annotation draw:style-name="gr8" draw:text-style-name="P2" svg:width="82.18pt" svg:height="39.29pt" svg:x="430.1pt" svg:y="390.93pt" draw:caption-point-x="-17.29pt" draw:caption-point-y="42.8pt">
              <dc:date>2018-04-18T00:00:00</dc:date>
              <text:p text:style-name="P1">CIW Site Dev Associate cert prep.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569.79pt" svg:y="390.93pt" draw:caption-point-x="-17.29pt" draw:caption-point-y="42.8pt">
              <dc:date>2018-04-18T00:00:00</dc:date>
              <text:p text:style-name="P1">CIW Site Dev Associate cert prep.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709.48pt" svg:y="390.93pt" draw:caption-point-x="-17.29pt" draw:caption-point-y="42.8pt">
              <dc:date>2018-04-18T00:00:00</dc:date>
              <text:p text:style-name="P1">CIW Site Dev Associate cert prep.</text:p>
            </office:annotation>
            <text:p>Web Development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2</text:p>
          </table:table-cell>
          <table:table-cell table:number-columns-repeated="3"/>
          <table:table-cell office:value-type="string" calcext:value-type="string">
            <text:p>Web Development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3</text:p>
          </table:table-cell>
          <table:table-cell table:number-columns-repeated="3"/>
          <table:table-cell office:value-type="string" calcext:value-type="string">
            <office:annotation draw:style-name="gr2" draw:text-style-name="P2" svg:width="82.18pt" svg:height="39.29pt" svg:x="709.48pt" svg:y="416.52pt" draw:caption-point-x="-17.29pt" draw:caption-point-y="42.8pt">
              <dc:date>2018-04-18T00:00:00</dc:date>
              <text:p text:style-name="P1">CIW User Interface Design cert prep.</text:p>
            </office:annotation>
            <text:p>User Interface De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429.31pt" draw:caption-point-x="-17.29pt" draw:caption-point-y="42.8pt">
              <dc:date>2018-04-18T00:00:00</dc:date>
              <text:p text:style-name="P1">Business of IT</text:p>
            </office:annotation>
            <text:p>BusOfIT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office:annotation draw:style-name="gr5" draw:text-style-name="P2" svg:width="82.18pt" svg:height="28.09pt" svg:x="290.38pt" svg:y="429.31pt" draw:caption-point-x="-17.29pt" draw:caption-point-y="42.8pt">
              <dc:date>2018-04-18T00:00:00</dc:date>
              <text:p text:style-name="P1">CompTIA Project+ prep.</text:p>
            </office:annotation>
            <text:p>Bus. Of IT – Project Management</text:p>
          </table:table-cell>
          <table:table-cell office:value-type="string" calcext:value-type="string">
            <office:annotation draw:style-name="gr5" draw:text-style-name="P2" svg:width="82.18pt" svg:height="28.09pt" svg:x="430.1pt" svg:y="429.31pt" draw:caption-point-x="-17.29pt" draw:caption-point-y="42.8pt">
              <dc:date>2018-04-18T00:00:00</dc:date>
              <text:p text:style-name="P1">CompTIA Project+ prep.</text:p>
            </office:annotation>
            <text:p>Bus. Of IT – Project Management</text:p>
          </table:table-cell>
          <table:table-cell office:value-type="string" calcext:value-type="string">
            <office:annotation draw:style-name="gr5" draw:text-style-name="P2" svg:width="82.18pt" svg:height="28.09pt" svg:x="569.79pt" svg:y="429.31pt" draw:caption-point-x="-17.29pt" draw:caption-point-y="42.8pt">
              <dc:date>2018-04-18T00:00:00</dc:date>
              <text:p text:style-name="P1">CompTIA Project+ prep.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709.48pt" svg:y="429.31pt" draw:caption-point-x="-17.29pt" draw:caption-point-y="42.8pt">
              <dc:date>2018-04-18T00:00:00</dc:date>
              <text:p text:style-name="P1">CompTIA Project+ prep.</text:p>
            </office:annotation>
            <text:p>Bus. Of IT – Project Manag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2</text:p>
          </table:table-cell>
          <table:table-cell office:value-type="string" calcext:value-type="string">
            <office:annotation draw:style-name="gr7" draw:text-style-name="P2" svg:width="82.18pt" svg:height="16.89pt" svg:x="290.38pt" svg:y="442.12pt" draw:caption-point-x="-17.29pt" draw:caption-point-y="42.8pt">
              <dc:date>2018-04-18T00:00:00</dc:date>
              <text:p text:style-name="P1">ITIL.</text:p>
            </office:annotation>
            <text:p>Bus. Of IT – Applications</text:p>
          </table:table-cell>
          <table:table-cell office:value-type="string" calcext:value-type="string">
            <office:annotation draw:style-name="gr7" draw:text-style-name="P2" svg:width="82.18pt" svg:height="16.89pt" svg:x="430.1pt" svg:y="442.12pt" draw:caption-point-x="-17.29pt" draw:caption-point-y="42.8pt">
              <dc:date>2018-04-18T00:00:00</dc:date>
              <text:p text:style-name="P1">ITIL.</text:p>
            </office:annotation>
            <text:p>Bus. Of IT – Applications</text:p>
          </table:table-cell>
          <table:table-cell office:value-type="string" calcext:value-type="string">
            <office:annotation draw:style-name="gr7" draw:text-style-name="P2" svg:width="82.18pt" svg:height="16.89pt" svg:x="569.79pt" svg:y="442.12pt" draw:caption-point-x="-17.29pt" draw:caption-point-y="42.8pt">
              <dc:date>2018-04-18T00:00:00</dc:date>
              <text:p text:style-name="P1">ITIL.</text:p>
            </office:annotation>
            <text:p>Bus. Of IT – Applications</text:p>
          </table:table-cell>
          <table:table-cell office:value-type="string" calcext:value-type="string">
            <office:annotation draw:style-name="gr4" draw:text-style-name="P2" svg:width="82.18pt" svg:height="16.89pt" svg:x="709.48pt" svg:y="442.12pt" draw:caption-point-x="-17.29pt" draw:caption-point-y="42.8pt">
              <dc:date>2018-04-18T00:00:00</dc:date>
              <text:p text:style-name="P1">ITIL.</text:p>
            </office:annotation>
            <text:p>Bus. Of IT – Applic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454.9pt" draw:caption-point-x="-17.29pt" draw:caption-point-y="42.8pt">
              <dc:date>2018-04-18T00:00:00</dc:date>
              <text:p text:style-name="P1">IT Management for Business</text:p>
            </office:annotation>
            <text:p>ITMforBus</text:p>
          </table:table-cell>
          <table:table-cell office:value-type="string" calcext:value-type="string">
            <text:p>ITMB1</text:p>
          </table:table-cell>
          <table:table-cell table:number-columns-repeated="3"/>
          <table:table-cell office:value-type="string" calcext:value-type="string">
            <text:p>Information Systems Mana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467.72pt" draw:caption-point-x="-17.29pt" draw:caption-point-y="42.8pt">
              <dc:date>2018-04-18T00:00:00</dc:date>
              <text:p text:style-name="P1">Network and Security</text:p>
            </office:annotation>
            <text:p>NetAndSec</text:p>
          </table:table-cell>
          <table:table-cell office:value-type="string" calcext:value-type="string">
            <text:p>NS1</text:p>
          </table:table-cell>
          <table:table-cell table:number-columns-repeated="4" office:value-type="string" calcext:value-type="string">
            <text:p>Network and Security –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2</text:p>
          </table:table-cell>
          <table:table-cell/>
          <table:table-cell table:style-name="ce4" office:value-type="string" calcext:value-type="string">
            <office:annotation draw:style-name="gr5" draw:text-style-name="P2" svg:width="82.18pt" svg:height="28.09pt" svg:x="430.1pt" svg:y="480.53pt" draw:caption-point-x="-17.29pt" draw:caption-point-y="42.8pt">
              <dc:date>2018-04-18T00:00:00</dc:date>
              <text:p text:style-name="P1">Prereq: C480 Networks.</text:p>
            </office:annotation>
            <text:p>Network and Security – Applications</text:p>
          </table:table-cell>
          <table:table-cell/>
          <table:table-cell table:style-name="ce4" office:value-type="string" calcext:value-type="string">
            <office:annotation draw:style-name="gr5" draw:text-style-name="P2" svg:width="82.18pt" svg:height="28.09pt" svg:x="709.48pt" svg:y="480.53pt" draw:caption-point-x="-17.29pt" draw:caption-point-y="42.8pt">
              <dc:date>2018-04-18T00:00:00</dc:date>
              <text:p text:style-name="P1">Prereq: C480 Networks.</text:p>
            </office:annotation>
            <text:p>Network and Security –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3</text:p>
          </table:table-cell>
          <table:table-cell/>
          <table:table-cell office:value-type="string" calcext:value-type="string">
            <office:annotation draw:style-name="gr5" draw:text-style-name="P2" svg:width="82.18pt" svg:height="28.09pt" svg:x="430.1pt" svg:y="493.31pt" draw:caption-point-x="-17.29pt" draw:caption-point-y="42.8pt">
              <dc:date>2018-04-18T00:00:00</dc:date>
              <text:p text:style-name="P1">CompTIA Network+ prep.</text:p>
            </office:annotation>
            <text:p>Networks</text:p>
          </table:table-cell>
          <table:table-cell office:value-type="string" calcext:value-type="string">
            <office:annotation draw:style-name="gr5" draw:text-style-name="P2" svg:width="82.18pt" svg:height="28.09pt" svg:x="569.79pt" svg:y="493.31pt" draw:caption-point-x="-17.29pt" draw:caption-point-y="42.8pt">
              <dc:date>2018-04-18T00:00:00</dc:date>
              <text:p text:style-name="P1">CompTIA Network+ prep.</text:p>
            </office:annotation>
            <text:p>Networks</text:p>
          </table:table-cell>
          <table:table-cell office:value-type="string" calcext:value-type="string">
            <office:annotation draw:style-name="gr5" draw:text-style-name="P2" svg:width="82.18pt" svg:height="28.09pt" svg:x="709.48pt" svg:y="493.31pt" draw:caption-point-x="-17.29pt" draw:caption-point-y="42.8pt">
              <dc:date>2018-04-18T00:00:00</dc:date>
              <text:p text:style-name="P1">CompTIA Network+ prep.</text:p>
            </office:annotation>
            <text:p>Network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4</text:p>
          </table:table-cell>
          <table:table-cell table:number-columns-repeated="3"/>
          <table:table-cell office:value-type="string" calcext:value-type="string">
            <text:p>Linux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5</text:p>
          </table:table-cell>
          <table:table-cell table:number-columns-repeated="3"/>
          <table:table-cell office:value-type="string" calcext:value-type="string">
            <office:annotation draw:style-name="gr8" draw:text-style-name="P2" svg:width="82.18pt" svg:height="39.29pt" svg:x="709.48pt" svg:y="518.91pt" draw:caption-point-x="-17.29pt" draw:caption-point-y="42.8pt">
              <dc:date>2018-04-18T00:00:00</dc:date>
              <text:p text:style-name="P1">CompTIA Cloud Essentials cert prep.</text:p>
            </office:annotation>
            <text:p>Cloud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6</text:p>
          </table:table-cell>
          <table:table-cell table:number-columns-repeated="3"/>
          <table:table-cell office:value-type="string" calcext:value-type="string">
            <text:p>Emerging Technolo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544.51pt" draw:caption-point-x="-17.29pt" draw:caption-point-y="42.8pt">
              <dc:date>2018-04-18T00:00:00</dc:date>
              <text:p text:style-name="P1">Data Management</text:p>
            </office:annotation>
            <text:p>DataMgmt</text:p>
          </table:table-cell>
          <table:table-cell office:value-type="string" calcext:value-type="string">
            <text:p>DM1</text:p>
          </table:table-cell>
          <table:table-cell table:number-columns-repeated="4" office:value-type="string" calcext:value-type="string">
            <text:p>Data Mgmt. -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2</text:p>
          </table:table-cell>
          <table:table-cell table:number-columns-repeated="4" office:value-type="string" calcext:value-type="string">
            <text:p>Data Mgmt. -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3</text:p>
          </table:table-cell>
          <table:table-cell office:value-type="string" calcext:value-type="string">
            <text:p>Structured Query Language</text:p>
          </table:table-cell>
          <table:table-cell/>
          <table:table-cell office:value-type="string" calcext:value-type="string">
            <text:p>Structured Query Langu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4</text:p>
          </table:table-cell>
          <table:table-cell table:number-columns-repeated="2"/>
          <table:table-cell office:value-type="string" calcext:value-type="string">
            <text:p>Data Structu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5</text:p>
          </table:table-cell>
          <table:table-cell table:number-columns-repeated="2"/>
          <table:table-cell office:value-type="string" calcext:value-type="string">
            <text:p>Database Server Adm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6</text:p>
          </table:table-cell>
          <table:table-cell table:number-columns-repeated="2"/>
          <table:table-cell office:value-type="string" calcext:value-type="string">
            <text:p>Data Wrangling with Mongo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W1</text:p>
          </table:table-cell>
          <table:table-cell table:style-name="ce4" office:value-type="string" calcext:value-type="string">
            <office:annotation draw:style-name="gr6" draw:text-style-name="P2" svg:width="82.18pt" svg:height="61.68pt" svg:x="290.38pt" svg:y="621.33pt" draw:caption-point-x="-17.29pt" draw:caption-point-y="42.8pt">
              <dc:date>2018-04-18T00:00:00</dc:date>
              <text:p text:style-name="P1">Req.: Foundational knowledge of object-oriented programming.</text:p>
            </office:annotation>
            <text:p>Softwa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style-name="ce5" office:value-type="string" calcext:value-type="string">
            <office:annotation draw:style-name="gr1" draw:text-style-name="P2" svg:width="82.18pt" svg:height="72.88pt" svg:x="290.38pt" svg:y="634.11pt" draw:caption-point-x="-17.29pt" draw:caption-point-y="42.8pt">
              <dc:date>2018-04-18T00:00:00</dc:date>
              <text:p text:style-name="P1">Req.: Intermediate expertise in object-oriented programming and Java.</text:p>
            </office:annotation>
            <text:p>Software 2 – Advanced Java Concep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office:annotation draw:style-name="gr6" draw:text-style-name="P2" svg:width="82.18pt" svg:height="61.68pt" svg:x="290.38pt" svg:y="646.92pt" draw:caption-point-x="-17.29pt" draw:caption-point-y="42.8pt">
              <dc:date>2018-04-18T00:00:00</dc:date>
              <text:p text:style-name="P1">Prereq? <text:s/>Core courses in programming and project mgmt.</text:p>
            </office:annotation>
            <text:p>Software Enginee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oftware Quality Assur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 office:value-type="string" calcext:value-type="string">
            <office:annotation draw:style-name="gr7" draw:text-style-name="P2" svg:width="82.18pt" svg:height="16.89pt" svg:x="290.38pt" svg:y="672.52pt" draw:caption-point-x="-17.29pt" draw:caption-point-y="42.8pt">
              <dc:date>2018-04-18T00:00:00</dc:date>
              <text:p text:style-name="P1">C++</text:p>
            </office:annotation>
            <text:p>Scripting and Programming – Appli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685.3pt" draw:caption-point-x="-17.29pt" draw:caption-point-y="42.8pt">
              <dc:date>2018-04-18T00:00:00</dc:date>
              <text:p text:style-name="P1">Operating Systems</text:p>
            </office:annotation>
            <text:p>OS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Operating Systems for Program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698.12pt" draw:caption-point-x="-17.29pt" draw:caption-point-y="42.8pt">
              <dc:date>2018-04-18T00:00:00</dc:date>
              <text:p text:style-name="P1">Scripting and Programming</text:p>
            </office:annotation>
            <text:p>ScriptProg</text:p>
          </table:table-cell>
          <table:table-cell office:value-type="string" calcext:value-type="string">
            <text:p>SP1</text:p>
          </table:table-cell>
          <table:table-cell table:number-columns-repeated="4" office:value-type="string" calcext:value-type="string">
            <text:p>Scripting and Prog. -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table:number-columns-repeated="2"/>
          <table:table-cell office:value-type="string" calcext:value-type="string">
            <text:p>Scripting and Prog. - Applic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table:number-columns-repeated="2"/>
          <table:table-cell office:value-type="string" calcext:value-type="string">
            <office:annotation draw:style-name="gr10" draw:text-style-name="P2" svg:width="82.18pt" svg:height="84.08pt" svg:x="569.79pt" svg:y="723.71pt" draw:caption-point-x="-17.29pt" draw:caption-point-y="42.8pt">
              <dc:date>2018-04-18T00:00:00</dc:date>
              <text:p text:style-name="P1">Prereqs: Scripting and Programming Foundations; Web Development Foundations.</text:p>
            </office:annotation>
            <text:p>Intro. To Programming in P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736.53pt" draw:caption-point-x="-17.29pt" draw:caption-point-y="42.8pt">
              <dc:date>2018-04-18T00:00:00</dc:date>
              <text:p text:style-name="P1">Technical Communication</text:p>
            </office:annotation>
            <text:p>TechComm</text:p>
          </table:table-cell>
          <table:table-cell office:value-type="string" calcext:value-type="string">
            <text:p>TC1</text:p>
          </table:table-cell>
          <table:table-cell table:number-columns-repeated="4" office:value-type="string" calcext:value-type="string">
            <text:p>Technical Commun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749.31pt" draw:caption-point-x="-17.29pt" draw:caption-point-y="42.8pt">
              <dc:date>2018-04-18T00:00:00</dc:date>
              <text:p text:style-name="P1">Secure Systems Analysis and Design</text:p>
            </office:annotation>
            <text:p>SecureSys</text:p>
          </table:table-cell>
          <table:table-cell office:value-type="string" calcext:value-type="string">
            <text:p>SSAD1</text:p>
          </table:table-cell>
          <table:table-cell table:number-columns-repeated="2" office:value-type="string" calcext:value-type="string">
            <text:p>Fundamentals of Info.Sec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AD2</text:p>
          </table:table-cell>
          <table:table-cell/>
          <table:table-cell office:value-type="string" calcext:value-type="string">
            <office:annotation draw:style-name="gr5" draw:text-style-name="P2" svg:width="82.18pt" svg:height="28.09pt" svg:x="430.1pt" svg:y="762.12pt" draw:caption-point-x="-17.29pt" draw:caption-point-y="42.8pt">
              <dc:date>2018-04-18T00:00:00</dc:date>
              <text:p text:style-name="P1">ISC2 SSCP cert prep.</text:p>
            </office:annotation>
            <text:p>Information Systems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774.91pt" draw:caption-point-x="-17.29pt" draw:caption-point-y="42.8pt">
              <dc:date>2018-04-18T00:00:00</dc:date>
              <text:p text:style-name="P1">Web and Cloud Security</text:p>
            </office:annotation>
            <text:p>WebCloudSec</text:p>
          </table:table-cell>
          <table:table-cell office:value-type="string" calcext:value-type="string">
            <text:p>WCS1</text:p>
          </table:table-cell>
          <table:table-cell/>
          <table:table-cell office:value-type="string" calcext:value-type="string">
            <office:annotation draw:style-name="gr8" draw:text-style-name="P2" svg:width="82.18pt" svg:height="39.29pt" svg:x="430.1pt" svg:y="774.91pt" draw:caption-point-x="-17.29pt" draw:caption-point-y="42.8pt">
              <dc:date>2018-04-18T00:00:00</dc:date>
              <text:p text:style-name="P1">Web Security Assoc. (CIW WSA) cert prep.</text:p>
            </office:annotation>
            <text:p>Managing Web Secur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CS2</text:p>
          </table:table-cell>
          <table:table-cell/>
          <table:table-cell office:value-type="string" calcext:value-type="string">
            <office:annotation draw:style-name="gr5" draw:text-style-name="P2" svg:width="82.18pt" svg:height="28.09pt" svg:x="430.1pt" svg:y="787.72pt" draw:caption-point-x="-17.29pt" draw:caption-point-y="42.8pt">
              <dc:date>2018-04-18T00:00:00</dc:date>
              <text:p text:style-name="P1">ISC2 CCSP cert prep.</text:p>
            </office:annotation>
            <text:p>Managing Cloud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800.5pt" draw:caption-point-x="-17.29pt" draw:caption-point-y="42.8pt">
              <dc:date>2018-04-18T00:00:00</dc:date>
              <text:p text:style-name="P1">Digital Forensics and Incident Response</text:p>
            </office:annotation>
            <text:p>DigForensics</text:p>
          </table:table-cell>
          <table:table-cell office:value-type="string" calcext:value-type="string">
            <text:p>DFIR1</text:p>
          </table:table-cell>
          <table:table-cell/>
          <table:table-cell office:value-type="string" calcext:value-type="string">
            <text:p>Digital Forensics in Cybersecur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office:annotation draw:style-name="gr5" draw:text-style-name="P2" svg:width="82.18pt" svg:height="28.09pt" svg:x="86.68pt" svg:y="813.32pt" draw:caption-point-x="-17.29pt" draw:caption-point-y="42.8pt">
              <dc:date>2018-04-18T00:00:00</dc:date>
              <text:p text:style-name="P1">Ethics and Cyber Law</text:p>
            </office:annotation>
            <text:p>EthicsC-Law</text:p>
          </table:table-cell>
          <table:table-cell office:value-type="string" calcext:value-type="string">
            <text:p>ECL1</text:p>
          </table:table-cell>
          <table:table-cell/>
          <table:table-cell office:value-type="string" calcext:value-type="string">
            <text:p>Legal Issues in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11" draw:text-style-name="P2" svg:width="82.18pt" svg:height="50.49pt" svg:x="86.68pt" svg:y="826.13pt" draw:caption-point-x="-17.29pt" draw:caption-point-y="42.8pt">
              <dc:date>2018-04-18T00:00:00</dc:date>
              <text:p text:style-name="P1">Hacking Countermeasures and Techniques</text:p>
            </office:annotation>
            <text:p>CounterHack</text:p>
          </table:table-cell>
          <table:table-cell office:value-type="string" calcext:value-type="string">
            <text:p>HCM1</text:p>
          </table:table-cell>
          <table:table-cell/>
          <table:table-cell office:value-type="string" calcext:value-type="string">
            <office:annotation draw:style-name="gr11" draw:text-style-name="P2" svg:width="82.18pt" svg:height="50.49pt" svg:x="430.1pt" svg:y="826.13pt" draw:caption-point-x="-17.29pt" draw:caption-point-y="42.8pt">
              <dc:date>2018-04-18T00:00:00</dc:date>
              <text:p text:style-name="P1">Certified Incident Handler (EC-Council ECIH) cert prep.</text:p>
            </office:annotation>
            <text:p>Cyber Defense and Countermeas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838.91pt" draw:caption-point-x="-17.29pt" draw:caption-point-y="42.8pt">
              <dc:date>2018-04-18T00:00:00</dc:date>
              <text:p text:style-name="P1">Wireless and Mobile Technologies</text:p>
            </office:annotation>
            <text:p>Wireless</text:p>
          </table:table-cell>
          <table:table-cell office:value-type="string" calcext:value-type="string">
            <text:p>WMT1</text:p>
          </table:table-cell>
          <table:table-cell/>
          <table:table-cell office:value-type="string" calcext:value-type="string">
            <text:p>Emerging Tech. In Cyber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stone</text:p>
          </table:table-cell>
          <table:table-cell/>
          <table:table-cell table:style-name="ce7" office:value-type="string" calcext:value-type="string">
            <office:annotation draw:style-name="gr12" draw:text-style-name="P2" svg:width="82.18pt" svg:height="128.86pt" svg:x="290.38pt" svg:y="851.73pt" draw:caption-point-x="-17.29pt" draw:caption-point-y="42.8pt">
              <dc:date>2018-04-18T00:00:00</dc:date>
              <text:p text:style-name="P1">[Capstone listed in “Computer Science” for some reason; others list under “Capstone”.] Integrate skills and knowledge from all program domains into one project.</text:p>
            </office:annotation>
            <text:p>CS Capstone</text:p>
          </table:table-cell>
          <table:table-cell table:style-name="ce7" office:value-type="string" calcext:value-type="string">
            <office:annotation draw:style-name="gr13" draw:text-style-name="P2" svg:width="82.18pt" svg:height="61.68pt" svg:x="430.1pt" svg:y="851.73pt" draw:caption-point-x="-17.29pt" draw:caption-point-y="42.8pt">
              <dc:date>2018-04-18T00:00:00</dc:date>
              <text:p text:style-name="P1">Integrate skills and knowledge from all program domains into one project.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3" draw:text-style-name="P2" svg:width="82.18pt" svg:height="61.68pt" svg:x="569.79pt" svg:y="851.73pt" draw:caption-point-x="-17.29pt" draw:caption-point-y="42.8pt">
              <dc:date>2018-04-18T00:00:00</dc:date>
              <text:p text:style-name="P1">Integrate skills and knowledge from all program domains into one project.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3" draw:text-style-name="P2" svg:width="82.18pt" svg:height="61.68pt" svg:x="709.48pt" svg:y="851.73pt" draw:caption-point-x="-17.29pt" draw:caption-point-y="42.8pt">
              <dc:date>2018-04-18T00:00:00</dc:date>
              <text:p text:style-name="P1">Integrate skills and knowledge from all program domains into one project.</text:p>
            </office:annotation>
            <text:p>IT Capstone Written Pro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864.51pt" draw:caption-point-x="-17.29pt" draw:caption-point-y="42.8pt">
              <dc:date>2018-04-18T00:00:00</dc:date>
              <text:p text:style-name="P1">Information Assurance</text:p>
            </office:annotation>
            <text:p>InfoAssurance</text:p>
          </table:table-cell>
          <table:table-cell office:value-type="string" calcext:value-type="string">
            <text:p>IA1</text:p>
          </table:table-cell>
          <table:table-cell/>
          <table:table-cell office:value-type="string" calcext:value-type="string">
            <office:annotation draw:style-name="gr6" draw:text-style-name="P2" svg:width="82.18pt" svg:height="61.68pt" svg:x="430.1pt" svg:y="864.51pt" draw:caption-point-x="-17.29pt" draw:caption-point-y="42.8pt">
              <dc:date>2018-04-18T00:00:00</dc:date>
              <text:p text:style-name="P1">Certified Encryption Specialist (EC-Council ECES) cert prep.</text:p>
            </office:annotation>
            <text:p>Intro. To Cryptograph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5" draw:text-style-name="P2" svg:width="82.18pt" svg:height="28.09pt" svg:x="86.68pt" svg:y="877.32pt" draw:caption-point-x="-17.29pt" draw:caption-point-y="42.8pt">
              <dc:date>2018-04-18T00:00:00</dc:date>
              <text:p text:style-name="P1">Risk Management</text:p>
            </office:annotation>
            <text:p>RiskMgmt</text:p>
          </table:table-cell>
          <table:table-cell office:value-type="string" calcext:value-type="string">
            <text:p>RM1</text:p>
          </table:table-cell>
          <table:table-cell/>
          <table:table-cell office:value-type="string" calcext:value-type="string">
            <text:p>Managing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Analytics</text:p>
          </table:table-cell>
          <table:table-cell office:value-type="string" calcext:value-type="string">
            <text:p>DA1</text:p>
          </table:table-cell>
          <table:table-cell table:number-columns-repeated="2"/>
          <table:table-cell office:value-type="string" calcext:value-type="string">
            <text:p>Data Visualiz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2</text:p>
          </table:table-cell>
          <table:table-cell table:number-columns-repeated="2"/>
          <table:table-cell office:value-type="string" calcext:value-type="string">
            <text:p>Data Analysis with 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3</text:p>
          </table:table-cell>
          <table:table-cell table:number-columns-repeated="2"/>
          <table:table-cell office:value-type="string" calcext:value-type="string">
            <text:p>Data Analy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sheets</text:p>
          </table:table-cell>
          <table:table-cell office:value-type="string" calcext:value-type="string">
            <text:p>SS1</text:p>
          </table:table-cell>
          <table:table-cell table:number-columns-repeated="2"/>
          <table:table-cell table:number-columns-repeated="2" office:value-type="string" calcext:value-type="string">
            <text:p>Spreadshe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941.33pt" draw:caption-point-x="-17.29pt" draw:caption-point-y="42.8pt">
              <dc:date>2018-04-18T00:00:00</dc:date>
              <text:p text:style-name="P1">Data Science</text:p>
            </office:annotation>
            <text:p>DataSci</text:p>
          </table:table-cell>
          <table:table-cell office:value-type="string" calcext:value-type="string">
            <text:p>DS1</text:p>
          </table:table-cell>
          <table:table-cell table:number-columns-repeated="2"/>
          <table:table-cell office:value-type="string" calcext:value-type="string">
            <text:p>Intro. To Data Sci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number-columns-repeated="2"/>
          <table:table-cell office:value-type="string" calcext:value-type="string">
            <text:p>Machine Lear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2" draw:text-style-name="P2" svg:width="82.18pt" svg:height="28.09pt" svg:x="86.68pt" svg:y="966.93pt" draw:caption-point-x="-17.29pt" draw:caption-point-y="42.8pt">
              <dc:date>2018-04-18T00:00:00</dc:date>
              <text:p text:style-name="P1">Leadership and Management</text:p>
            </office:annotation>
            <text:p>LeadshpMgmt</text:p>
          </table:table-cell>
          <table:table-cell office:value-type="string" calcext:value-type="string">
            <text:p>LM1</text:p>
          </table:table-cell>
          <table:table-cell table:number-columns-repeated="3"/>
          <table:table-cell office:value-type="string" calcext:value-type="string">
            <text:p>Organizational Behavior and Leaders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</text:p>
          </table:table-cell>
          <table:table-cell table:number-columns-repeated="3"/>
          <table:table-cell office:value-type="string" calcext:value-type="string">
            <text:p>Principles of Managem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28.09pt" svg:x="86.68pt" svg:y="992.52pt" draw:caption-point-x="-17.29pt" draw:caption-point-y="42.8pt">
              <dc:date>2018-04-18T00:00:00</dc:date>
              <text:p text:style-name="P1">Business Law and Ethics</text:p>
            </office:annotation>
            <text:p>BusLawEthics</text:p>
          </table:table-cell>
          <table:table-cell office:value-type="string" calcext:value-type="string">
            <text:p>BLE1</text:p>
          </table:table-cell>
          <table:table-cell table:number-columns-repeated="3"/>
          <table:table-cell office:value-type="string" calcext:value-type="string">
            <text:p>Ethical Situations in Busines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xx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 listed:</text:p>
          </table:table-cell>
          <table:table-cell office:value-type="string" calcext:value-type="string">
            <text:p>General Education</text:p>
          </table:table-cell>
          <table:table-cell office:value-type="string" calcext:value-type="string">
            <text:p>Business of IT</text:p>
          </table:table-cell>
          <table:table-cell office:value-type="string" calcext:value-type="string">
            <text:p>Data Analytic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uter Science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Scripting and Programmi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neral Science Content</text:p>
          </table:table-cell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IT Fundamenta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T Fundamentals</text:p>
          </table:table-cell>
          <table:table-cell table:number-columns-repeated="2" office:value-type="string" calcext:value-type="string">
            <text:p>General Educ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eb Development</text:p>
          </table:table-cell>
          <table:table-cell table:number-columns-repeated="2" office:value-type="string" calcext:value-type="string">
            <text:p>Network and Securit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siness of IT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Web Develop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work and Security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Data Manage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 Management</text:p>
          </table:table-cell>
          <table:table-cell office:value-type="string" calcext:value-type="string">
            <text:p>Web and Cloud Security</text:p>
          </table:table-cell>
          <table:table-cell office:value-type="string" calcext:value-type="string">
            <text:p>Technical Communic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ftware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Spreadshee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perating Systems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Business of 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ripting and Programming</text:p>
          </table:table-cell>
          <table:table-cell office:value-type="string" calcext:value-type="string">
            <text:p>Digital Forensics and Incident Response</text:p>
          </table:table-cell>
          <table:table-cell office:value-type="string" calcext:value-type="string">
            <text:p>Data Scienc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chnical Communication</text:p>
          </table:table-cell>
          <table:table-cell office:value-type="string" calcext:value-type="string">
            <text:p>Ethics and Cyber Law</text:p>
          </table:table-cell>
          <table:table-cell office:value-type="string" calcext:value-type="string">
            <text:p>Capsto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Hacking Countermeasures and Techniques</text:p>
          </table:table-cell>
          <table:table-cell office:value-type="string" calcext:value-type="string">
            <text:p>General Science Conten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ireless and Mobile Technologi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pston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b Developm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formation Assuran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isk Manageme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14:54.314000000</meta:creation-date>
    <dc:date>2018-04-19T02:08:16.389000000</dc:date>
    <meta:editing-duration>PT12H28M23S</meta:editing-duration>
    <meta:editing-cycles>64</meta:editing-cycles>
    <meta:generator>LibreOffice/6.0.2.1$Windows_X86_64 LibreOffice_project/f7f06a8f319e4b62f9bc5095aa112a65d2f3ac89</meta:generator>
    <meta:document-statistic meta:table-count="1" meta:cell-count="344" meta:object-count="0"/>
  </office:meta>
</office:document-meta>
</file>